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1cm" style:rel-column-width="10833*"/>
    </style:style>
    <style:style style:name="Table1.B" style:family="table-column">
      <style:table-column-properties style:column-width="15.859cm" style:rel-column-width="547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Times New Roman2" style:font-style-asian="italic" style:font-name-complex="Times New Roman2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ru" fo:country="RU" style:font-name-asian="Times New Roman2" style:font-name-complex="Times New Roman2"/>
    </style:style>
    <style:style style:name="T11" style:family="text">
      <style:text-properties fo:language="ru" fo:country="RU" fo:font-style="italic" style:font-name-asian="Times New Roman2" style:font-style-asian="italic" style:font-name-complex="Times New Roman2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Times New Roman2" style:font-weight-asian="bold" style:font-name-complex="Times New Roman2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09.png" xlink:type="simple" xlink:show="embed" xlink:actuate="onLoad"/></draw:frame></text:p>
          </table:table-cell>
          <table:table-cell table:style-name="Table1.B1" office:value-type="string">
            <text:h text:style-name="P6" text:outline-level="1">Из памя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/>
            <text:p text:style-name="P2"><draw:frame draw:style-name="fr2" draw:name="Графический объект2" text:anchor-type="as-char" svg:width="2.431cm" svg:height="0.651cm" draw:z-index="1"><draw:image xlink:href="../images/100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едназначен для соединения одной части схемы с другой, находящейся в произвольном месте проекта. Для выбора источника, заданного при помощи блока <text:span text:style-name="T1">В память</text:span>, необходимо произвести двойной щелчок по блоку и выбрать в списке нужную точку соединения.</text:p>
            <text:p text:style-name="P4">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P4"><text:span text:style-name="T15">Блок </text:span><text:span text:style-name="T13">векторизован</text:span><text:span text:style-name="T15"> и выполняет процедуру извлечения из динамической памяти глобальных (именованных) переменных для реализации 2-го этапа “беспроводной” передачи данных.</text:span></text:p>
            <text:p text:style-name="P4">Блок имеет только выходной (-ые) порт (-ы).</text:p>
            <text:p text:style-name="P4"><text:span text:style-name="T15">Блок имеет специальное диалоговое окно с заголовком </text:span><text:span text:style-name="T8">Из памяти</text:span><text:span text:style-name="T15">, содержащее 2 миниокна:</text:span></text:p>
            <text:list xml:id="list5249037650689496594" text:style-name="L1">
              <text:list-item>
                <text:p text:style-name="P7"><text:span text:style-name="T13">Источник</text:span><text:span text:style-name="T15"> (для вывода имен глобальных переменных);</text:span></text:p>
              </text:list-item>
              <text:list-item>
                <text:p text:style-name="P7"><text:span text:style-name="T13">Приемник</text:span><text:span text:style-name="T15"> (для вывода в него списка имен имеющихся в проекте глобальных переменных на момент открытия диалогового окна).</text:span></text:p>
              </text:list-item>
            </text:list>
            <text:p text:style-name="P4"><text:span text:style-name="T15">Диалоговое поле </text:span><text:span text:style-name="T13">Фильтр</text:span><text:span text:style-name="T15"> предназначено для сортировки переменных по типу имени.</text:span></text:p>
            <text:p text:style-name="P4"><text:span text:style-name="T15">При 1-ом открытии диалогового окна блока в миниокне </text:span><text:span text:style-name="T13">Источник</text:span><text:span text:style-name="T15"> содержатся имена всех глобальных переменных, сформированных к этому времени блоками </text:span><text:span text:style-name="T2">В память </text:span><text:span text:style-name="T9">и доступные на этом уровне</text:span><text:span text:style-name="T15">, а миниокно </text:span><text:span text:style-name="T13">Приемник</text:span><text:span text:style-name="T15"> – пустое (см. ниже левую экранную копию диалогового окна). </text:span><text:span text:style-name="T10">Доступность сигнала на данном уровне вложенности в случае необходимости, регулируется в блоке </text:span><text:span text:style-name="T11">В память </text:span><text:span text:style-name="T9">путем установки префиксов со знаком </text:span><text:span text:style-name="T5">#</text:span><text:span text:style-name="T9"> для имени переменной.</text:span></text:p>
            <text:p text:style-name="P5"><text:soft-page-break/><draw:frame draw:style-name="fr3" draw:name="Графический объект3" text:anchor-type="as-char" svg:width="15.319cm" svg:height="11.381cm" draw:z-index="2"><draw:image xlink:href="../images/1009_a.png" xlink:type="simple" xlink:show="embed" xlink:actuate="onLoad"/></draw:frame></text:p>
            <text:p text:style-name="P4">Если необходимо извлечь из памяти в виде выходного сигнала блока какую-то глобальную переменную, например, <text:span text:style-name="T4">N</text:span><text:span text:style-name="T7">тепл</text:span><text:span text:style-name="T3">,</text:span> необходимо:</text:p>
            <text:list xml:id="list2501491934696859325" text:style-name="L2">
              <text:list-item>
                <text:p text:style-name="P8"><text:span text:style-name="T15">курсором "мыши" выделить эту переменную в миниокне </text:span><text:span text:style-name="T8">И</text:span><text:span text:style-name="T13">сточник</text:span><text:span text:style-name="T15">;</text:span></text:p>
              </text:list-item>
              <text:list-item>
                <text:p text:style-name="P8"><text:span text:style-name="T15">выполнить однократный щелчок левой клавишей "мыши" по кнопке с изображением одинарной стрелки, направленной вправо: имя переменной переместится из левого миниокна (</text:span><text:span text:style-name="T13">Источник</text:span><text:span text:style-name="T15">) в правое-нижнее миниокно (</text:span><text:span text:style-name="T13">Приемник</text:span><text:span text:style-name="T15">);</text:span></text:p>
              </text:list-item>
              <text:list-item>
                <text:p text:style-name="P8"><text:span text:style-name="T15">закрыть диалоговое окно щелчком "мыши" по кнопке </text:span><text:span text:style-name="T13">Ок</text:span><text:span text:style-name="T15">: произойдет перерисовка Схемного окна и данный блок <text:s/></text:span><text:span text:style-name="T2">Из памяти</text:span><text:span text:style-name="T15"> будет иметь один (скалярный) выходной порт.</text:span></text:p>
              </text:list-item>
            </text:list>
            <text:p text:style-name="P4">Если необходимо извлечь из динамической памяти две или более глобальных переменных, необходимо повторить вышеописанную последовательность действий для других переменных.</text:p>
            <text:p text:style-name="P4">Кнопка с изображением сдвоенной стрелки вправо предназначена для перемещения всех имен из левого миниокна в правое миниокно.</text:p>
            <text:p text:style-name="P4">Кнопка с изображением одинарной стрелки влево предназначена для перемещения имени одной переменной из правого миниокна в левое миниокно. </text:p>
            <text:p text:style-name="P4">Кнопка с изображением сдвоенной стрелки влево предназначена для перемещения всех имен из правого миниокна в левое миниокно. </text:p>
            <text:p text:style-name="P4"><text:span text:style-name="T15">Две кнопки (с обводными стрелками и списком) предназначены для перемещения (ручной сортировки) имен переменных вверх/вниз в миниокне </text:span><text:span text:style-name="T13">Приемник</text:span><text:span text:style-name="T15">.</text:span></text:p>
            <text:p text:style-name="P4"><text:span text:style-name="T13">Свойства</text:span><text:span text:style-name="T15">:</text:span><text:span text:style-name="T14"> для работы блока свойства задавать не требуется.</text:span></text:p>
            <text:p text:style-name="P4"><text:span text:style-name="T12">Примечания</text:span>:</text:p>
            <text:p text:style-name="P4"><text:soft-page-break/><text:span text:style-name="T15">1. Если количество извлекаемых <text:s/>из динамической памяти глобальных переменных (скалярных или векторных) две или более, то при закрытии диалогового окна </text:span><text:span text:style-name="T15">произойдет перерисовка Схемного окна и данный блок </text:span><text:span text:style-name="T2">Из памяти</text:span><text:span text:style-name="T15"> будет иметь количество выходных портов (скалярных или векторных), </text:span><text:span text:style-name="T15">равное количеству извлекаемых глобальных переменных. </text:span></text:p>
            <text:p text:style-name="P4">2. Если количество переменных значительно и полный список не помещается в каком-то из миниокон, то для просмотра всего содержания предусмотрен стандартный механизм “прокрутки” данного окна.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памяти</dc:title>
    <dc:date>2015-12-08T13:29:11.21</dc:date>
    <meta:generator>OpenOffice/4.1.1$Win32 OpenOffice.org_project/411m6$Build-9775</meta:generator>
    <meta:editing-duration>PT2H32M3S</meta:editing-duration>
    <meta:editing-cycles>86</meta:editing-cycles>
    <dc:creator>ILYA KUBENSKIY</dc:creator>
    <meta:document-statistic meta:table-count="1" meta:image-count="3" meta:object-count="0" meta:page-count="3" meta:paragraph-count="29" meta:word-count="439" meta:character-count="3244"/>
  </office:meta>
</office:document-meta>
</file>